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rsid="001ddb3d" officeooo:paragraph-rsid="001ddb3d"/>
    </style:style>
    <style:style style:name="P11" style:family="paragraph" style:parent-style-name="Standard">
      <style:text-properties officeooo:paragraph-rsid="001a3da2"/>
    </style:style>
    <style:style style:name="P12" style:family="paragraph" style:parent-style-name="Standard">
      <style:text-properties officeooo:paragraph-rsid="0023ee96"/>
    </style:style>
    <style:style style:name="P13" style:family="paragraph" style:parent-style-name="Standard">
      <style:text-properties fo:font-size="13pt" fo:font-weight="bold" officeooo:paragraph-rsid="001a3da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officeooo:paragraph-rsid="00271ac5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</style:style>
    <style:style style:name="P21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rsid="001ddb3d" officeooo:paragraph-rsid="002a279a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rsid="001baf9e" officeooo:paragraph-rsid="001baf9e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0" style:family="text">
      <style:text-properties officeooo:rsid="0011c36f"/>
    </style:style>
    <style:style style:name="T11" style:family="text">
      <style:text-properties officeooo:rsid="001343df"/>
    </style:style>
    <style:style style:name="T12" style:family="text">
      <style:text-properties officeooo:rsid="0014d8a1"/>
    </style:style>
    <style:style style:name="T13" style:family="text">
      <style:text-properties officeooo:rsid="001579f9"/>
    </style:style>
    <style:style style:name="T14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5" style:family="text">
      <style:text-properties officeooo:rsid="001a3da2"/>
    </style:style>
    <style:style style:name="T16" style:family="text">
      <style:text-properties officeooo:rsid="001ddb3d"/>
    </style:style>
    <style:style style:name="T17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3ee96" style:font-weight-asian="normal" style:font-weight-complex="normal"/>
    </style:style>
    <style:style style:name="T21" style:family="text">
      <style:text-properties fo:font-weight="normal" officeooo:rsid="00255c80" style:font-weight-asian="normal" style:font-weight-complex="normal"/>
    </style:style>
    <style:style style:name="T22" style:family="text">
      <style:text-properties fo:font-weight="normal" officeooo:rsid="0011c36f" style:font-weight-asian="normal" style:font-weight-complex="normal"/>
    </style:style>
    <style:style style:name="T23" style:family="text">
      <style:text-properties fo:font-weight="normal" officeooo:rsid="001a3da2" style:font-weight-asian="normal" style:font-weight-complex="normal"/>
    </style:style>
    <style:style style:name="T24" style:family="text">
      <style:text-properties officeooo:rsid="001fbaf9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1ddb3d" style:font-size-asian="13pt" style:font-size-complex="13pt"/>
    </style:style>
    <style:style style:name="T27" style:family="text">
      <style:text-properties fo:font-size="13pt" officeooo:rsid="0023ee96" style:font-size-asian="13pt" style:font-size-complex="13pt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0" style:family="text">
      <style:text-properties officeooo:rsid="0020fd64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officeooo:rsid="002a2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20"><text:span text:style-name="T17">git config core.autocrlf true</text:span><text:span text:style-name="T18">: </text:span><text:s/><text:span text:style-name="T24"><text:s/></text:span><text:span text:style-name="T30">por si sale el </text:span><text:span text:style-name="T24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1"><text:span text:style-name="T6">cd</text:span><text:span text:style-name="T21"> =</text:span><text:span text:style-name="T23"> </text:span><text:span text:style-name="T15">change directory</text:span></text:p>
      <text:p text:style-name="P3"><text:span text:style-name="T5">clear</text:span><text:span text:style-name="T21"> =</text:span><text:span text:style-name="T22"> </text:span><text:span text:style-name="T10">limpia el historial/ventana del cmd</text:span></text:p>
      <text:p text:style-name="P12"><text:span text:style-name="T9">git –version</text:span><text:span text:style-name="T7"> =</text:span><text:span text:style-name="T2"> muestra la versión de Git instalad</text:span><text:span text:style-name="T3">a.</text:span></text:p>
      <text:p text:style-name="P2"><text:span text:style-name="T8">git help</text:span><text:span text:style-name="T7"> =</text:span><text:span text:style-name="T8"> <text:s/></text:span><text:span text:style-name="T3">muestra una lista de comandos.</text:span></text:p>
      <text:p text:style-name="P15"><text:span text:style-name="T12">g</text:span><text:span text:style-name="T11">it config</text:span></text:p>
      <text:p text:style-name="P16">git config --global user.name “”</text:p>
      <text:p text:style-name="P17">git config --global user.<text:span text:style-name="T13">email “”</text:span></text:p>
      <text:p text:style-name="P4"><text:span text:style-name="T28">git config --global -e</text:span><text:span text:style-name="T21"> =</text:span><text:span text:style-name="T19"> <text:s/></text:span><text:span text:style-name="T15">muestra configuración global</text:span></text:p>
      <text:p text:style-name="P13"><text:span text:style-name="T15">git config –global init.defaultBranch</text:span><text:span text:style-name="T16"> nombre</text:span></text:p>
      <text:p text:style-name="P23"><text:span text:style-name="T28">git statu</text:span><text:span text:style-name="T4">s</text:span><text:span text:style-name="T21"> =</text:span><text:span text:style-name="T19"> </text:span>muestra el “estado” del repositorio</text:p>
      <text:p text:style-name="P4"/>
      <text:p text:style-name="P14">git init</text:p>
      <text:p text:style-name="P9"><text:span text:style-name="T28">git add</text:span><text:span text:style-name="T29"> nombre</text:span><text:span text:style-name="T16"> = añade el archivo al stage</text:span></text:p>
      <text:p text:style-name="P9"><text:span text:style-name="T28">git add .</text:span><text:span text:style-name="T26"> </text:span><text:span text:style-name="T16">= añade todos los archivos al stage</text:span></text:p>
      <text:p text:style-name="P10"><text:span text:style-name="T28">git reset nombre</text:span> = quita el archivo del stage</text:p>
      <text:p text:style-name="P21">git commit -m "nombre del commit"</text:p>
      <text:p text:style-name="P22">git commit -<text:span text:style-name="T32">a</text:span>m "nombre del commit"</text:p>
      <text:p text:style-name="P6"><text:span text:style-name="T25">git checkout -- .</text:span><text:span text:style-name="T27"> </text:span><text:span text:style-name="T20">= vuelve el repositorio al último commit</text:span></text:p>
      <text:p text:style-name="P18">git branch <text:span text:style-name="T19">= </text:span><text:span text:style-name="T31">muestra la rama en la que estás</text:span></text:p>
      <text:p text:style-name="P19"><text:span text:style-name="T28">git branch -m nombreViejo nombreNuevo</text:span> = cambia el nombre de la rama</text:p>
      <text:p text:style-name="P19"/>
      <text:p text:style-name="P4"/>
      <text:p text:style-name="P5"><text:tab/><text:tab/><text:tab/><text:tab/><text:tab/><text:span text:style-name="T14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6:51:52.593000000</dc:date>
    <meta:editing-duration>PT16M1S</meta:editing-duration>
    <meta:editing-cycles>10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31" meta:word-count="191" meta:character-count="1033" meta:non-whitespace-character-count="858"/>
  </office:meta>
</office:document-meta>
</file>